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nsolas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Consolas"/>
    </style:style>
    <style:style style:name="P3" style:family="paragraph" style:parent-style-name="Preformatted_20_Text">
      <style:text-properties style:font-name="Consolas" fo:font-weight="bold" officeooo:paragraph-rsid="000dac7b" style:font-weight-asian="bold" style:font-weight-complex="bold"/>
    </style:style>
    <style:style style:name="P4" style:family="paragraph" style:parent-style-name="Preformatted_20_Text">
      <style:text-properties style:font-name="Consolas" officeooo:paragraph-rsid="000dac7b"/>
    </style:style>
    <style:style style:name="P5" style:family="paragraph" style:parent-style-name="Preformatted_20_Text" style:list-style-name="List_20_2">
      <style:text-properties style:font-name="Consolas" fo:font-weight="bold" officeooo:paragraph-rsid="000dac7b" style:font-weight-asian="bold" style:font-weight-complex="bold"/>
    </style:style>
    <style:style style:name="P6" style:family="paragraph" style:parent-style-name="Preformatted_20_Text" style:list-style-name="List_20_2">
      <style:text-properties style:font-name="Consolas" officeooo:paragraph-rsid="000dac7b"/>
    </style:style>
    <style:style style:name="P7" style:family="paragraph" style:parent-style-name="Preformatted_20_Text" style:list-style-name="List_20_2">
      <style:text-properties style:font-name="Consolas"/>
    </style:style>
    <style:style style:name="P8" style:family="paragraph" style:parent-style-name="Preformatted_20_Text">
      <style:text-properties style:font-name="Consolas" fo:font-weight="bold" style:font-weight-asian="bold" style:font-weight-complex="bold"/>
    </style:style>
    <style:style style:name="P9" style:family="paragraph" style:parent-style-name="Preformatted_20_Text">
      <style:paragraph-properties fo:break-before="page"/>
      <style:text-properties style:font-name="Consolas" officeooo:paragraph-rsid="000a5ede"/>
    </style:style>
    <style:style style:name="P10" style:family="paragraph" style:parent-style-name="Preformatted_20_Text">
      <style:text-properties style:font-name="Consolas" officeooo:paragraph-rsid="000a5ede"/>
    </style:style>
    <style:style style:name="P11" style:family="paragraph" style:parent-style-name="Preformatted_20_Text">
      <style:text-properties style:font-name="Consolas" officeooo:paragraph-rsid="000f4d4d"/>
    </style:style>
    <style:style style:name="P12" style:family="paragraph" style:parent-style-name="Preformatted_20_Text">
      <style:paragraph-properties fo:break-before="page"/>
      <style:text-properties style:font-name="Consolas" fo:font-size="12pt" fo:font-weight="bold" officeooo:paragraph-rsid="000ae5f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Consolas" officeooo:paragraph-rsid="000ae5f9"/>
    </style:style>
    <style:style style:name="T1" style:family="text">
      <style:text-properties officeooo:rsid="000edc55"/>
    </style:style>
    <style:style style:name="T2" style:family="text">
      <style:text-properties officeooo:rsid="000dac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a5ede" style:font-size-asian="12pt" style:font-weight-asian="bold" style:font-size-complex="12pt" style:font-weight-complex="bold"/>
    </style:style>
    <style:style style:name="T6" style:family="text">
      <style:text-properties officeooo:rsid="000e1b48"/>
    </style:style>
    <style:style style:name="T7" style:family="text">
      <style:text-properties officeooo:rsid="000a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Beep-Signale</text:p>
      <text:p text:style-name="P2"/>
      <text:p text:style-name="P3">## Prioritaetsreihenfolge (hoechste zuerst)</text:p>
      <text:p text:style-name="P4"/>
      <text:p text:style-name="P4">| Prio | Signal <text:s text:c="12"/>| Bedeutung <text:s text:c="19"/>|</text:p>
      <text:p text:style-name="P4">| ---- | ------------------ | ---------------------------- |</text:p>
      <text:p text:style-name="P4">| 6 <text:s text:c="3"/>| Dauerton <text:s text:c="10"/>| Leckwasser <text:s text:c="18"/>|</text:p>
      <text:p text:style-name="P4">| 5 <text:s text:c="3"/>| Stotter-Alarm <text:s text:c="5"/>| Grenzwert ueberschritten <text:s text:c="4"/>|</text:p>
      <text:p text:style-name="P4">| 4 <text:s text:c="3"/>| Intervall-Piepen <text:s text:c="2"/>| Heizungs-Fehlermeldung <text:s text:c="6"/>|</text:p>
      <text:p text:style-name="P4">| 3 <text:s text:c="3"/>| Morse-S (···) <text:s text:c="5"/>| Heizung <text:span text:style-name="T1">nicht verbunden</text:span> <text:s text:c="5"/>|</text:p>
      <text:p text:style-name="P4">| 2 <text:s text:c="3"/>| Rattern (zyklisch) | SD/Dateisystem-Problem (ESP) |</text:p>
      <text:p text:style-name="P4">| 1 <text:s text:c="3"/>| 2 langsame Beeps <text:s text:c="2"/>| WiFi unterbrochen (ESP) <text:s text:c="5"/>|</text:p>
      <text:p text:style-name="P2"/>
      <text:p text:style-name="P2">---</text:p>
      <text:p text:style-name="P2"/>
      <text:p text:style-name="P3">## <text:span text:style-name="T2">Bestätigung mit </text:span>Quit-Taste (gelbe Taste an ESP-Box)</text:p>
      <text:p text:style-name="P4"/>
      <text:list text:style-name="List_20_2">
        <text:list-item>
          <text:p text:style-name="P5">Alarme der Heizungssteuerung muessen zudem **ZUERST an der Heizung selbst** quittiert werden.</text:p>
        </text:list-item>
        <text:list-item>
          <text:p text:style-name="P6"><text:span text:style-name="T2">Gelbe Quit-Zaste s</text:span>toppt den aktiven Buzzer sofort.</text:p>
        </text:list-item>
        <text:list-item>
          <text:p text:style-name="P6">Bei **Heizungsalarmen (Prio 3-6):** Buzzer pausiert fuer **1 Minute**. Danach kommt der Alarm erneut, solange die Ursache noch besteht.</text:p>
        </text:list-item>
        <text:list-item>
          <text:p text:style-name="P6">WLAN-Ausfall hat einen eigenen zyklischen Buzzer (Prio 1) (Quit-Taste ohne Wirkung)</text:p>
        </text:list-item>
      </text:list>
      <text:p text:style-name="P2"/>
      <text:p text:style-name="P2">---</text:p>
      <text:p text:style-name="P2"/>
      <text:p text:style-name="P4">**Die Signale sind in zwei Kategorien eingeteilt:</text:p>
      <text:list text:continue-numbering="true" text:style-name="List_20_2">
        <text:list-item>
          <text:p text:style-name="P5">**HEIZUNG KRITISCH** (Prio 3-6): Direkte Heizungsanlage betroffen -&gt; sofort handeln</text:p>
        </text:list-item>
        <text:list-item>
          <text:p text:style-name="P7">**ESP-UEBERWACHUNG** (Prio 1-2): Ueberwachungssystem selbst meldet ein Problem</text:p>
        </text:list-item>
      </text:list>
      <text:p text:style-name="P2"/>
      <text:p text:style-name="P2">---</text:p>
      <text:p text:style-name="P2"/>
      <text:p text:style-name="P8">## HEIZUNG KRITISCH</text:p>
      <text:p text:style-name="P2"/>
      <text:p text:style-name="P2">### 6) <text:span text:style-name="T3">Dauerton (ohne Pause)</text:span> - PRIO 6</text:p>
      <text:p text:style-name="P2"/>
      <text:p text:style-name="P2">**Bedeutung:** LECKWASSER erkannt</text:p>
      <text:p text:style-name="P2">**Aktion:** Sofort auf Wasserleck pruefen, Bereich sichern, Ursache beheben.</text:p>
      <text:p text:style-name="P2"/>
      <text:p text:style-name="P2">---</text:p>
      <text:p text:style-name="P2"/>
      <text:p text:style-name="P2">### 5) <text:span text:style-name="T3">Stotter-Alarm in Bloecken</text:span> - PRIO 5</text:p>
      <text:p text:style-name="P2"/>
      <text:p text:style-name="P2">**Muster:** 4x kurz (120 ms EIN / 120 ms AUS), dann 1 s Pause, Wiederholung</text:p>
      <text:p text:style-name="P2">**Bedeutung:** Grenzwert ueberschritten (z. B. Kesseltemperatur &gt; 90 C)</text:p>
      <text:p text:style-name="P2">**Aktion:** Anlage und Messwerte sofort kontrollieren.</text:p>
      <text:p text:style-name="P2"/>
      <text:p text:style-name="P2">---</text:p>
      <text:p text:style-name="P2"/>
      <text:p text:style-name="P2">### 4) <text:span text:style-name="T3">Langsames Intervall-Piepen</text:span> - PRIO 4</text:p>
      <text:p text:style-name="P2"/>
      <text:p text:style-name="P2">**Muster:** ca. 0,7 s EIN / 0,7 s AUS</text:p>
      <text:p text:style-name="P2">**Bedeutung:** Heizungs-Fehlermeldung (Error-Alarm der Heizungssteuerung)</text:p>
      <text:p text:style-name="P2">**Aktionen:**</text:p>
      <text:p text:style-name="P2"/>
      <text:p text:style-name="P2">1. Fehlertext auf Heizungsdisplay pruefen</text:p>
      <text:p text:style-name="P2">2. Ursache beheben und Stoerung **an der Heizungssteuerung** quittieren (Enter-Taste)</text:p>
      <text:p text:style-name="P2">3. Danach Buzzer an der ESP-Box mit der **gelben Quit-Taste** stoppen</text:p>
      <text:p text:style-name="P2"/>
      <text:p text:style-name="P2"><text:soft-page-break/>---</text:p>
      <text:p text:style-name="P2"/>
      <text:p text:style-name="P2">### 3) <text:span text:style-name="T3">Morse-S (3 kurze Beeps, Pause)</text:span> - PRIO 3</text:p>
      <text:p text:style-name="P2"/>
      <text:p text:style-name="P2">**Muster:** · · · (3x 150 ms), dann 4 s Pause, Wiederholung</text:p>
      <text:p text:style-name="P2">**Bedeutung:** Heizung sendet seit ca. 10 Minuten keine Daten mehr</text:p>
      <text:p text:style-name="P2">**Aktion:** Serielle Verbindung Heizung &lt;-&gt; ESP-Box pruefen (Kabel, Stecker), Heizung manuell auf Fehler kontrollieren.</text:p>
      <text:p text:style-name="P2"/>
      <text:p text:style-name="P2">---</text:p>
      <text:p text:style-name="P2"/>
      <text:p text:style-name="P8">## ESP-UEBERWACHUNG</text:p>
      <text:p text:style-name="P2"/>
      <text:p text:style-name="P2">### 2) <text:span text:style-name="T3">Rattern (3 Sekunden, alle 5 Minuten)</text:span> - PRIO 2</text:p>
      <text:p text:style-name="P2"/>
      <text:p text:style-name="P2">**Muster:** sehr schnelle Pulse (~50 ms), klingt wie Rattern, ca. 3 Sekunden lang, dann 5 Minuten Pause, dann Wiederholung</text:p>
      <text:p text:style-name="P2">**Bedeutung:** Dateisystem-/SD-Karten-Problem (ESP-Ueberwachung betroffen, nicht Heizung selbst)</text:p>
      <text:p text:style-name="P2">**Aktion:** SD-Karte und Dateisystem pruefen; bei Wiederholung ESP-Geraet neu starten durch Reset-Button.</text:p>
      <text:p text:style-name="P2"/>
      <text:p text:style-name="P2">---</text:p>
      <text:p text:style-name="P2"/>
      <text:p text:style-name="P2">### 1) <text:span text:style-name="T3">2 langsame Beeps (alle 60 Sekunden)</text:span> - PRIO 1</text:p>
      <text:p text:style-name="P2"/>
      <text:p text:style-name="P2">**Muster:** 2 x 600 ms EIN + 300 ms Pause, dann 60 Sekunden Pause, Wiederholung</text:p>
      <text:p text:style-name="P2">**Bedeutung:** WiFi-Verbindung unterbrochen (ESP laeuft weiter, kein MQTT moeglich)</text:p>
      <text:p text:style-name="P2">**Aktion:** Router/WLAN pruefen. Die Heizungsueberwachung laeuft lokal weiter und protokolliert auf SD-Karte.</text:p>
      <text:p text:style-name="P2"/>
      <text:p text:style-name="P2">---</text:p>
      <text:p text:style-name="P2"/>
      <text:p text:style-name="P8">## Statusinfo (kein Alarm)</text:p>
      <text:p text:style-name="P8"/>
      <text:p text:style-name="P2">### <text:span text:style-name="T3">5 schnelle Beeps (kurz)</text:span></text:p>
      <text:p text:style-name="P2"/>
      <text:p text:style-name="P2">**Bedeutung:** WLAN-Verbindung hergestellt</text:p>
      <text:p text:style-name="P2">**Aktion:** Keine</text:p>
      <text:p text:style-name="P2">_(Hinweis: Die Beeps entfallen, wenn gleichzeitig ein Heizungsalarm aktiv ist.)_</text:p>
      <text:p text:style-name="P2"/>
      <text:p text:style-name="P2">### <text:span text:style-name="T3">3 mittlere Beeps (500 ms, einmalig)</text:span></text:p>
      <text:p text:style-name="P2"/>
      <text:p text:style-name="P2">**Bedeutung:** ESP32 wird neu gestartet (Exception/Systemfehler)</text:p>
      <text:p text:style-name="P2">**Aktion:** MQTT-Syslog pruefen. Wenn Neustarts sich wiederholen -&gt; Geraet physisch inspizieren.</text:p>
      <text:p text:style-name="P2"/>
      <text:p text:style-name="P9"><text:span text:style-name="T4">## </text:span><text:span text:style-name="T5">Ändern von </text:span><text:span text:style-name="T4">Systemeinstellungen beim Booten </text:span></text:p>
      <text:p text:style-name="P10"/>
      <text:p text:style-name="P11">Kein Button = gespeicherte Konfiguration verwenden.</text:p>
      <text:p text:style-name="P11">Button beim Boot = Setup-Men<text:span text:style-name="T6">ü</text:span>.</text:p>
      <text:p text:style-name="P11"/>
      <text:p text:style-name="P11">### Schnelle Bedienlogik am Geraet</text:p>
      <text:p text:style-name="P11"/>
      <text:p text:style-name="P11">- Nur normal starten: Button NICHT druecken</text:p>
      <text:p text:style-name="P11">- WLAN/MQTT neu einstellen: Button beim Boot druecken</text:p>
      <text:p text:style-name="P11">- MQTT abschalten: Im MQTT-Broker-Feld "0" eingeben</text:p>
      <text:p text:style-name="P11">- WLAN abschalten: Bei Netzwerkauswahl "0" eingeben</text:p>
      <text:p text:style-name="P11"/>
      <text:p text:style-name="P11">### Voraussetzungen vor dem Boot</text:p>
      <text:p text:style-name="P10"/>
      <text:p text:style-name="P10">- Serielle-Konsole oeffnen (PlatformIO Monitor)</text:p>
      <text:p text:style-name="P10">- Monitor-Parameter: 115200 Baud, Echo EIN</text:p>
      <text:p text:style-name="P10">- Zeilenende fuer Eingaben: CR oder CRLF</text:p>
      <text:p text:style-name="P10"/>
      <text:p text:style-name="P10">---</text:p>
      <text:p text:style-name="P10"/>
      <text:p text:style-name="P10">### Boot ohne gedrueckten Button (Normalfall)</text:p>
      <text:p text:style-name="P10"/>
      <text:p text:style-name="P10">- ESP nutzt gespeicherte WLAN-Daten aus NVS (persistent)</text:p>
      <text:p text:style-name="P10">- WLAN-Verbindung startet im Hintergrund</text:p>
      <text:p text:style-name="P10">- MQTT nutzt gespeicherte Broker/User/Pass-Daten</text:p>
      <text:p text:style-name="P10">- Kein Konsolen-Dialog</text:p>
      <text:p text:style-name="P10"/>
      <text:p text:style-name="P10">Hinweis:</text:p>
      <text:p text:style-name="P10"/>
      <text:p text:style-name="P10">- Wenn keine gueltigen WLAN-Daten gespeichert sind, kann WLAN-Start fehlschlagen.</text:p>
      <text:p text:style-name="P10"/>
      <text:p text:style-name="P10">---</text:p>
      <text:p text:style-name="P10"/>
      <text:p text:style-name="P10">### Boot MIT gedruecktem gelben Quit-Button (Konfig-Modus)</text:p>
      <text:p text:style-name="P10"/>
      <text:p text:style-name="P10">Button beim Einschalten gedrueckt halten.</text:p>
      <text:p text:style-name="P10"/>
      <text:p text:style-name="P10">Ablauf in der Konsole:</text:p>
      <text:p text:style-name="P10"/>
      <text:p text:style-name="P10">1. WLAN-Scan wird gestartet, gefundene SSIDs werden nummeriert angezeigt.</text:p>
      <text:p text:style-name="P10">2. Auswahl eingeben:</text:p>
      <text:p text:style-name="P10"><text:s text:c="3"/>- Zahl 1..N: dieses WLAN verwenden</text:p>
      <text:p text:style-name="P10"><text:s text:c="3"/>- 0: WLAN komplett AUS (gespeicherte AP-Daten loeschen)</text:p>
      <text:p text:style-name="P10"><text:s text:c="3"/>- -1: WLAN unveraendert lassen, nur MQTT-Einstellungen aendern</text:p>
      <text:p text:style-name="P10">3. Bei Auswahl 1..N: WLAN-Passwort eingeben.</text:p>
      <text:p text:style-name="P10">4. Danach MQTT-Dialog:</text:p>
      <text:p text:style-name="P10"><text:s text:c="3"/>- Broker: ENTER = behalten, 0 = loeschen/deaktivieren, sonst neuer Wert</text:p>
      <text:p text:style-name="P10"><text:s text:c="3"/>- User: ENTER = behalten, 0 = loeschen, sonst neuer Wert</text:p>
      <text:p text:style-name="P10"><text:s text:c="3"/>- Pass: ENTER = behalten, 0 = loeschen, sonst neuer Wert</text:p>
      <text:p text:style-name="P10">5. Werte werden persistent im NVS gespeichert.</text:p>
      <text:p text:style-name="P10"/>
      <text:p text:style-name="P10"/>
      <text:p text:style-name="P10"/>
      <text:p text:style-name="P10"/>
      <text:p text:style-name="P10"/>
      <text:p text:style-name="P12">## Anschlussbelegung (GPIO)</text:p>
      <text:p text:style-name="P13"/>
      <text:p text:style-name="P13">## Seriell</text:p>
      <text:p text:style-name="P13"/>
      <text:p text:style-name="P13">- USB-Konsole (Setup/Logs): UART0 ueber Board-USB, Monitor 115200 Baud</text:p>
      <text:p text:style-name="P13">- Hinweis: RS232-TTL Wandler noetig (z. B. MAX3232):</text:p>
      <text:p text:style-name="P13"><text:s text:c="2"/>- Heizung P2/S3100 RX: GPIO16 (ESP-Eingang), Serial2 mit 9600 8N1</text:p>
      <text:p text:style-name="P13"><text:s text:c="2"/>- Heizung P2/S3100 TX: GPIO17 (ESP-Ausgang), Serial2 mit 9600 8N1</text:p>
      <text:p text:style-name="P13"/>
      <text:p text:style-name="P13">## <text:span text:style-name="T7">SD-</text:span>Speicher<text:span text:style-name="T7">karte (entspricht der ueblichen VSPI-Belegung beim ESP32 DevKit)</text:span></text:p>
      <text:p text:style-name="P13"/>
      <text:p text:style-name="P13">- SD Card CS: GPIO5 (Ausgang); - SD SPI SCK: GPIO18; - SD SPI MISO: GPIO19</text:p>
      <text:p text:style-name="P13">- SD SPI MOSI: GPIO23; - SD SPI Speed: 4 MHz</text:p>
      <text:p text:style-name="P13"/>
      <text:p text:style-name="P13">## Bedienung / Signale</text:p>
      <text:p text:style-name="P13"/>
      <text:p text:style-name="P13">- Buzzer (aktiv): GPIO27, digital HIGH/LOW</text:p>
      <text:p text:style-name="P13">- Quit-/Setup-Button: GPIO13, INPUT_PULLUP, aktiv LOW</text:p>
      <text:p text:style-name="P13">- Button-Funktion beim Boot: WLAN/MQTT-Setup starten</text:p>
      <text:p text:style-name="P13">- Button-Funktion im Betrieb: Buzzer quittieren</text:p>
      <text:p text:style-name="P13"/>
      <text:p text:style-name="P13">## Externe Sensoren / Aktoren</text:p>
      <text:p text:style-name="P13"/>
      <text:p text:style-name="P13">- DHT11 Temp/Feuchte: GPIO21</text:p>
      <text:p text:style-name="P13"><text:s text:c="2"/>Aktiv nur wenn USE_EXTERNAL_SENSORS=true und WITH_DHT_SENSOR=true</text:p>
      <text:p text:style-name="P13"/>
      <text:p text:style-name="P13">- Ventilator-Relais: GPIO22</text:p>
      <text:p text:style-name="P13"><text:s text:c="2"/>Aktiv nur wenn USE_EXTERNAL_SENSORS=true und WITH_VENTILATOR=true</text:p>
      <text:p text:style-name="P13"/>
      <text:p text:style-name="P13">- Servo Luftklappe: GPIO25</text:p>
      <text:p text:style-name="P13"><text:s text:c="2"/>Aktiv nur wenn USE_EXTERNAL_SENSORS=true und WITH_AIR_INPUT_FLAP=true</text:p>
      <text:p text:style-name="P13"/>
      <text:p text:style-name="P13">- Leckwasser-Sensor: GPIO39 (Eingang)</text:p>
      <text:p text:style-name="P13"><text:s text:c="2"/>Aktiv wenn USE_EXTERNAL_SENSORS=true</text:p>
      <text:p text:style-name="P13"><text:s text:c="2"/>Hinweis: GPIO39 ohne internen Pullup, Auswertung per Interrupt (CHANGE)</text:p>
      <text:p text:style-name="P13"/>
      <text:p text:style-name="P13">- AC-Stromsensor: GPIO33 (Analog-Eingang)</text:p>
      <text:p text:style-name="P13"><text:s text:c="2"/>Aktiv wenn USE_EXTERNAL_SENSORS=true</text:p>
      <text:p text:style-name="P13"/>
      <text:p text:style-name="P13">## Aktueller Feature-Status</text:p>
      <text:p text:style-name="P13"/>
      <text:p text:style-name="P13">- USE_WIFI=true</text:p>
      <text:p text:style-name="P13">- START_WEBSERVER=false</text:p>
      <text:p text:style-name="P13">- OUTPUT_TO_MQTT=true</text:p>
      <text:p text:style-name="P13">- OUTPUT_TO_FILE=true</text:p>
      <text:p text:style-name="P13">- USE_EXTERNAL_SENSORS=true</text:p>
      <text:p text:style-name="P13">- WITH_DHT_SENSOR=false</text:p>
      <text:p text:style-name="P13">- WITH_VENTILATOR=false</text:p>
      <text:p text:style-name="P13">- WITH_AIR_INPUT_FLAP=false</text:p>
      <text:p text:style-name="P13"/>
      <text:p text:style-name="P13">## Kurzcheck vor Verdrahtung</text:p>
      <text:p text:style-name="P13"/>
      <text:p text:style-name="P13">1. Heizungsschnittstelle auf GPIO16/17 und 9600 8N1 pruefen.</text:p>
      <text:p text:style-name="P13">2. Buzzer auf GPIO27, Button auf GPIO13 gegen GND (aktiv LOW).</text:p>
      <text:p text:style-name="P13">3. SD-CS auf GPIO5 pruefen.</text:p>
      <text:p text:style-name="P13">4. SD-SPI-Leitungen auf GPIO18/19/23 pruefen (SCK/MISO/MOSI).</text:p>
      <text:p text:style-name="P13">5. Externe Sensorik nur verdrahten, wenn der jeweilige Feature-Schalter aktiv i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text-properties fo:font-style="italic" officeooo:paragraph-rsid="000da24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# Froeling P2 ESP3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4T17:22:37.235604400</dc:date>
    <meta:editing-duration>PT29M9S</meta:editing-duration>
    <meta:editing-cycles>7</meta:editing-cycles>
    <meta:generator>LibreOffice/25.8.5.2$Windows_X86_64 LibreOffice_project/9c8b85f387cc00a89945a79c9e6239f32e450ac2</meta:generator>
    <meta:print-date>2026-04-04T17:31:17.394324600</meta:print-date>
    <meta:document-statistic meta:table-count="0" meta:image-count="0" meta:object-count="0" meta:page-count="4" meta:paragraph-count="140" meta:word-count="914" meta:character-count="6656" meta:non-whitespace-character-count="5742"/>
  </office:meta>
</office:document-meta>
</file>